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6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0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mode</text:p>
          </table:table-cell>
          <table:table-cell/>
          <table:table-cell table:style-name="ce1" office:value-type="string" calcext:value-type="string">
            <text:p>Average - duration</text:p>
          </table:table-cell>
          <table:table-cell table:style-name="ce6"/>
          <table:table-cell table:style-name="ce11" office:value-type="string" calcext:value-type="string">
            <text:p>Data</text:p>
          </table:table-cell>
          <table:table-cell table:style-name="ce17"/>
          <table:table-cell table:number-columns-repeated="3"/>
        </table:table-row>
        <table:table-row table:style-name="ro1">
          <table:table-cell office:value-type="float" office:value="0.174639725" calcext:value-type="float">
            <text:p>0.174639725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2" office:value-type="string" calcext:value-type="string">
            <text:p>language</text:p>
          </table:table-cell>
          <table:table-cell table:style-name="ce7" office:value-type="string" calcext:value-type="string">
            <text:p>version</text:p>
          </table:table-cell>
          <table:table-cell table:style-name="ce12" office:value-type="string" calcext:value-type="string">
            <text:p>build/head</text:p>
          </table:table-cell>
          <table:table-cell table:style-name="ce18" office:value-type="string" calcext:value-type="string">
            <text:p>regular/stable</text:p>
          </table:table-cell>
          <table:table-cell table:number-columns-repeated="3"/>
        </table:table-row>
        <table:table-row table:style-name="ro1">
          <table:table-cell office:value-type="float" office:value="0.173676801" calcext:value-type="float">
            <text:p>0.17367680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3" office:value-type="string" calcext:value-type="string">
            <text:p>Crystal</text:p>
          </table:table-cell>
          <table:table-cell table:style-name="ce8" office:value-type="string" calcext:value-type="string">
            <text:p>0.18.7</text:p>
          </table:table-cell>
          <table:table-cell table:style-name="ce13" office:value-type="float" office:value="0.01386758" calcext:value-type="float">
            <text:p>0.01386758</text:p>
          </table:table-cell>
          <table:table-cell table:style-name="ce19" office:value-type="float" office:value="0.14259954" calcext:value-type="float">
            <text:p>0.14259954</text:p>
          </table:table-cell>
          <table:table-cell table:number-columns-repeated="3"/>
        </table:table-row>
        <table:table-row table:style-name="ro1">
          <table:table-cell office:value-type="float" office:value="0.171319718" calcext:value-type="float">
            <text:p>0.171319718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3" office:value-type="string" calcext:value-type="string">
            <text:p>jruby</text:p>
          </table:table-cell>
          <table:table-cell table:style-name="ce8" office:value-type="string" calcext:value-type="string">
            <text:p>n/a</text:p>
          </table:table-cell>
          <table:table-cell table:style-name="ce14"/>
          <table:table-cell table:style-name="ce20"/>
          <table:table-cell table:number-columns-repeated="3"/>
        </table:table-row>
        <table:table-row table:style-name="ro1">
          <table:table-cell office:value-type="float" office:value="0.17048236" calcext:value-type="float">
            <text:p>0.17048236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3" office:value-type="string" calcext:value-type="string">
            <text:p>mruby</text:p>
          </table:table-cell>
          <table:table-cell table:style-name="ce8" office:value-type="float" office:value="1.9" calcext:value-type="float">
            <text:p>1.9</text:p>
          </table:table-cell>
          <table:table-cell table:style-name="ce13" office:value-type="float" office:value="2.6646974" calcext:value-type="float">
            <text:p>2.6646974</text:p>
          </table:table-cell>
          <table:table-cell table:style-name="ce19" office:value-type="float" office:value="2.060629" calcext:value-type="float">
            <text:p>2.060629</text:p>
          </table:table-cell>
          <table:table-cell table:number-columns-repeated="3"/>
        </table:table-row>
        <table:table-row table:style-name="ro1">
          <table:table-cell office:value-type="float" office:value="0.170324403" calcext:value-type="float">
            <text:p>0.17032440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4.0</text:p>
          </table:table-cell>
          <table:table-cell office:value-type="string" calcext:value-type="string">
            <text:p>build/head</text:p>
          </table:table-cell>
          <table:table-cell/>
          <table:table-cell table:style-name="ce4" office:value-type="string" calcext:value-type="string">
            <text:p>ruby</text:p>
          </table:table-cell>
          <table:table-cell table:style-name="ce9" office:value-type="string" calcext:value-type="string">
            <text:p>2.3.1</text:p>
          </table:table-cell>
          <table:table-cell table:style-name="ce15"/>
          <table:table-cell table:style-name="ce21" office:value-type="float" office:value="0.1813885104" calcext:value-type="float">
            <text:p>0.1813885104</text:p>
          </table:table-cell>
          <table:table-cell table:number-columns-repeated="3"/>
        </table:table-row>
        <table:table-row table:style-name="ro1">
          <table:table-cell office:value-type="float" office:value="3.391282" calcext:value-type="float">
            <text:p>3.391282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/>
          <table:table-cell table:style-name="ce5"/>
          <table:table-cell table:style-name="ce10" office:value-type="string" calcext:value-type="string">
            <text:p>2.4.0</text:p>
          </table:table-cell>
          <table:table-cell table:style-name="ce16" office:value-type="float" office:value="0.1720886014" calcext:value-type="float">
            <text:p>0.1720886014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float" office:value="2.952327" calcext:value-type="float">
            <text:p>2.952327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2.691662" calcext:value-type="float">
            <text:p>2.691662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2.174935" calcext:value-type="float">
            <text:p>2.174935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2.113281" calcext:value-type="float">
            <text:p>2.113281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0137974" calcext:value-type="float">
            <text:p>0.013797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Average - duration</text:p>
          </table:table-cell>
          <table:table-cell/>
          <table:table-cell office:value-type="string" calcext:value-type="string">
            <text:p>Bench seconds</text:p>
          </table:table-cell>
          <table:table-cell/>
          <table:table-cell office:value-type="string" calcext:value-type="string">
            <text:p>'time' (user) seconds</text:p>
          </table:table-cell>
          <table:table-cell table:number-columns-repeated="2"/>
        </table:table-row>
        <table:table-row table:style-name="ro1">
          <table:table-cell office:value-type="float" office:value="0.0138262" calcext:value-type="float">
            <text:p>0.0138262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build/head</text:p>
          </table:table-cell>
          <table:table-cell office:value-type="string" calcext:value-type="string">
            <text:p>regular/stable</text:p>
          </table:table-cell>
          <table:table-cell office:value-type="string" calcext:value-type="string">
            <text:p>build/head</text:p>
          </table:table-cell>
          <table:table-cell office:value-type="string" calcext:value-type="string">
            <text:p>regular/stabl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0.0139283" calcext:value-type="float">
            <text:p>0.013928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float" office:value="0.01386758" calcext:value-type="float">
            <text:p>0.01386758</text:p>
          </table:table-cell>
          <table:table-cell office:value-type="float" office:value="0.14259954" calcext:value-type="float">
            <text:p>0.14259954</text:p>
          </table:table-cell>
          <table:table-cell office:value-type="float" office:value="0.012" calcext:value-type="float">
            <text:p>0.012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~10x's faster (build)</text:p>
          </table:table-cell>
        </table:table-row>
        <table:table-row table:style-name="ro1">
          <table:table-cell office:value-type="float" office:value="0.0138329" calcext:value-type="float">
            <text:p>0.0138329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tbd</text:p>
          </table:table-cell>
        </table:table-row>
        <table:table-row table:style-name="ro1">
          <table:table-cell office:value-type="float" office:value="0.0139531" calcext:value-type="float">
            <text:p>0.013953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float" office:value="2.6646974" calcext:value-type="float">
            <text:p>2.6646974</text:p>
          </table:table-cell>
          <table:table-cell office:value-type="float" office:value="2.060629" calcext:value-type="float">
            <text:p>2.060629</text:p>
          </table:table-cell>
          <table:table-cell office:value-type="float" office:value="2.352" calcext:value-type="float">
            <text:p>2.352</text:p>
          </table:table-cell>
          <table:table-cell office:value-type="float" office:value="2.188" calcext:value-type="float">
            <text:p>2.188</text:p>
          </table:table-cell>
          <table:table-cell office:value-type="string" calcext:value-type="string">
            <text:p>~ 10x's slower</text:p>
          </table:table-cell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/head</text:p>
          </table:table-cell>
          <table:table-cell/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/>
          <table:table-cell office:value-type="float" office:value="0.1813885104" calcext:value-type="float">
            <text:p>0.1813885104</text:p>
          </table:table-cell>
          <table:table-cell/>
          <table:table-cell office:value-type="float" office:value="0.204" calcext:value-type="float">
            <text:p>0.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/head</text:p>
          </table:table-cell>
          <table:table-cell table:number-columns-repeated="2"/>
          <table:table-cell office:value-type="string" calcext:value-type="string">
            <text:p>2.4.0</text:p>
          </table:table-cell>
          <table:table-cell office:value-type="float" office:value="0.1720886014" calcext:value-type="float">
            <text:p>0.1720886014</text:p>
          </table:table-cell>
          <table:table-cell/>
          <table:table-cell office:value-type="float" office:value="0.188" calcext:value-type="float">
            <text:p>0.18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ild/head</text:p>
          </table:table-cell>
          <table:table-cell table:number-columns-repeated="8"/>
        </table:table-row>
        <table:table-row table:style-name="ro1">
          <table:table-cell office:value-type="float" office:value="0.187762799" calcext:value-type="float">
            <text:p>0.187762799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76712493" calcext:value-type="float">
            <text:p>0.17671249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77291306" calcext:value-type="float">
            <text:p>0.177291306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83302733" calcext:value-type="float">
            <text:p>0.183302733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81873221" calcext:value-type="float">
            <text:p>0.18187322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17472" calcext:value-type="float">
            <text:p>2.017472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173474" calcext:value-type="float">
            <text:p>2.173474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114429" calcext:value-type="float">
            <text:p>2.114429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1.986494" calcext:value-type="float">
            <text:p>1.986494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2.011276" calcext:value-type="float">
            <text:p>2.011276</text:p>
          </table:table-cell>
          <table:table-cell office:value-type="string" calcext:value-type="string">
            <text:p>mruby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494514" calcext:value-type="float">
            <text:p>0.149451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376391" calcext:value-type="float">
            <text:p>0.137639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413077" calcext:value-type="float">
            <text:p>0.1413077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441054" calcext:value-type="float">
            <text:p>0.1441054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 office:value-type="float" office:value="0.1404941" calcext:value-type="float">
            <text:p>0.140494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0.18.7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rub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ular/stable</text:p>
          </table:table-cell>
          <table:table-cell table:number-columns-repeated="8"/>
        </table:table-row>
      </table:table>
      <table:named-expressions/>
      <table:data-pilot-tables>
        <table:data-pilot-table table:name="DataPilot2" table:application-data="" table:target-range-address="Sheet1.F1:Sheet1.I7" table:buttons="Sheet1.F2 Sheet1.G2 Sheet1.H1" table:grand-total="none" table:show-filter-button="false" table:drill-down-on-double-click="false">
          <table:source-cell-range table:cell-range-address="Sheet1.A1:Sheet1.D41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mode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anguage" table:orientation="row" table:used-hierarchy="0" table:function="auto">
            <table:data-pilot-level table:show-empty="false" calcext:repeat-item-labels="false">
              <table:data-pilot-members>
                <table:data-pilot-member table:name="Crystal" table:display="true" table:show-details="true"/>
                <table:data-pilot-member table:name="mruby" table:display="true" table:show-details="true"/>
                <table:data-pilot-member table:name="rub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rsion" table:orientation="row" table:used-hierarchy="0" table:function="auto">
            <table:data-pilot-level table:show-empty="false" calcext:repeat-item-labels="false">
              <table:data-pilot-members>
                <table:data-pilot-member table:name="1.9" table:display="true" table:show-details="true"/>
                <table:data-pilot-member table:name="0.18.7" table:display="true" table:show-details="true"/>
                <table:data-pilot-member table:name="2.3.1" table:display="true" table:show-details="true"/>
                <table:data-pilot-member table:name="2.4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4:19:02.121919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2:24:33.655499718</meta:creation-date>
    <dc:date>2016-07-29T14:36:39.719868966</dc:date>
    <meta:editing-duration>PT25M18S</meta:editing-duration>
    <meta:editing-cycles>9</meta:editing-cycles>
    <meta:generator>LibreOffice/5.1.4.2$Linux_X86_64 LibreOffice_project/10m0$Build-2</meta:generator>
    <meta:document-statistic meta:table-count="1" meta:cell-count="209" meta:object-count="0"/>
  </office:meta>
</office:document-meta>
</file>